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5667" officeooo:paragraph-rsid="00145667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><text:tab/>a. Números reales, </text:p>
      <text:p text:style-name="P1"><text:tab/>b. Números Reales, Números Naturales</text:p>
      <text:p text:style-name="P1"/>
      <text:p text:style-name="P1">1.2</text:p>
      <text:p text:style-name="P1"><text:tab/>(X/6)*3 = X + (X – 1 -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8:10:10.078000000</meta:creation-date>
    <dc:date>2021-07-14T18:20:54.279000000</dc:date>
    <meta:editing-duration>PT4S</meta:editing-duration>
    <meta:editing-cycles>1</meta:editing-cycles>
    <meta:document-statistic meta:table-count="0" meta:image-count="0" meta:object-count="0" meta:page-count="1" meta:paragraph-count="5" meta:word-count="18" meta:character-count="89" meta:non-whitespace-character-count="71"/>
    <meta:generator>LibreOffice/6.1.3.2$Windows_X86_64 LibreOffice_project/86daf60bf00efa86ad547e59e09d6bb77c699acb</meta:generator>
  </office:meta>
</office:document-meta>
</file>